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3.342cm" fo:min-width="5.51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4.576cm" fo:min-width="12.454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04cm" fo:min-width="3.901cm"/>
    </style:style>
    <style:style style:name="gr4" style:family="graphic" style:parent-style-name="standard">
      <style:graphic-properties draw:stroke="none" draw:fill="none" draw:ole-draw-aspect="1"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3.56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5.08cm" svg:x="6.969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954cm" svg:height="4.826cm" svg:x="4.683cm" svg:y="11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223cm" svg:height="3.044cm" svg:x="7.604cm" svg:y="20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9.002cm" svg:height="4.064cm" svg:x="6.342cm" svg:y="12.04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3" draw:layer="layout" svg:x1="11.414cm" svg:y1="7.477cm" svg:x2="11.414cm" svg:y2="11.668cm">
          <text:p/>
        </draw:line>
        <draw:line draw:style-name="gr5" draw:text-style-name="P3" draw:layer="layout" svg:x1="10.779cm" svg:y1="16.621cm" svg:x2="10.779cm" svg:y2="20.939cm">
          <text:p/>
        </draw:line>
        <draw:frame draw:style-name="gr6" draw:text-style-name="P2" draw:layer="layout" svg:width="8.943cm" svg:height="3.81cm" svg:x="6.789cm" svg:y="3.286cm">
          <draw:text-box>
            <text:p><text:span text:style-name="T1"><text:s text:c="14"/></text:span><text:span text:style-name="T2"><text:s/></text:span><text:span text:style-name="T2">Начало</text:span></text:p>
            <text:p><text:span text:style-name="T2"><text:s text:c="3"/></text:span><text:span text:style-name="T2">программы</text:span></text:p>
          </draw:text-box>
        </draw:frame>
        <draw:frame draw:style-name="gr7" draw:text-style-name="P2" draw:layer="layout" svg:width="5.834cm" svg:height="1.673cm" svg:x="8.12cm" svg:y="21.701cm">
          <draw:text-box>
            <text:p><text:span text:style-name="T2">Останов</text:span></text:p>
          </draw:text-box>
        </draw:frame>
        <draw:frame draw:style-name="gr8" draw:text-style-name="P5" draw:layer="layout" svg:width="0.891cm" svg:height="1.352cm" draw:transform="rotate (-3.14159265358979) translate (14.081cm 15.859cm)">
          <draw:text-box draw:corner-radius="0.125cm">
            <text:p text:style-name="P4"><text:span text:style-name="T3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20:03:27</meta:creation-date>
    <dc:date>2017-03-07T15:55:46.300395613</dc:date>
    <meta:editing-duration>PT19M34S</meta:editing-duration>
    <meta:editing-cycles>8</meta:editing-cycles>
    <meta:generator>LibreOffice/5.1.4.2$Linux_X86_64 LibreOffice_project/10m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row>
      <mover accent="true">
        <mi mathvariant="normal">ρ</mi>
        <mo>¯</mo>
      </mover>
      <mrow>
        <mo fence="true" stretchy="false">(</mo>
        <mrow>
          <mrow>
            <msub>
              <mi>u</mi>
              <mi>a</mi>
            </msub>
            <mi>,</mi>
            <mi>i</mi>
            <mrow/>
            <mrow/>
          </mrow>
        </mrow>
        <mo fence="true" stretchy="false">)</mo>
      </mrow>
    </mrow>
    <annotation encoding="StarMath 5.0">overline %rho(u_a, i{}{})</annotation>
  </semantics>
</math>
</file>